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rsid="004ab3cd" officeooo:paragraph-rsid="004ab3cd" style:font-size-asian="32pt" style:font-weight-asian="bold" style:font-size-complex="32pt" style:font-weight-complex="bold"/>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text-properties fo:font-size="14pt" officeooo:rsid="004cfe33" style:font-size-asian="14pt" style:font-size-complex="14pt"/>
    </style:style>
    <style:style style:name="P5" style:family="paragraph" style:parent-style-name="Standard">
      <style:text-properties fo:font-size="14pt" officeooo:rsid="00559eea" officeooo:paragraph-rsid="00559eea" style:font-size-asian="14pt" style:font-size-complex="14pt"/>
    </style:style>
    <style:style style:name="P6" style:family="paragraph" style:parent-style-name="Standard">
      <style:text-properties fo:font-size="14pt" officeooo:rsid="00559eea" officeooo:paragraph-rsid="006466f8" style:font-size-asian="14pt" style:font-size-complex="14pt"/>
    </style:style>
    <style:style style:name="P7" style:family="paragraph" style:parent-style-name="Standard">
      <style:text-properties fo:font-size="14pt" officeooo:rsid="00559eea" officeooo:paragraph-rsid="0064675c" style:font-size-asian="14pt" style:font-size-complex="14pt"/>
    </style:style>
    <style:style style:name="P8" style:family="paragraph" style:parent-style-name="Standard">
      <style:text-properties fo:font-size="14pt" officeooo:rsid="00559eea" officeooo:paragraph-rsid="006b0115" style:font-size-asian="14pt" style:font-size-complex="14pt"/>
    </style:style>
    <style:style style:name="P9" style:family="paragraph" style:parent-style-name="Standard">
      <style:text-properties fo:font-size="14pt" officeooo:rsid="00559eea" officeooo:paragraph-rsid="006de456" style:font-size-asian="14pt" style:font-size-complex="14pt"/>
    </style:style>
    <style:style style:name="P10" style:family="paragraph" style:parent-style-name="Standard">
      <style:text-properties fo:font-size="14pt" officeooo:rsid="00559eea" officeooo:paragraph-rsid="00736f11" style:font-size-asian="14pt" style:font-size-complex="14pt"/>
    </style:style>
    <style:style style:name="P11" style:family="paragraph" style:parent-style-name="Standard">
      <style:text-properties fo:font-size="14pt" officeooo:rsid="005601e1" officeooo:paragraph-rsid="005601e1" style:font-size-asian="14pt" style:font-size-complex="14pt"/>
    </style:style>
    <style:style style:name="P12" style:family="paragraph" style:parent-style-name="Standard">
      <style:text-properties fo:font-size="14pt" officeooo:rsid="005601e1" officeooo:paragraph-rsid="00578dde" style:font-size-asian="14pt" style:font-size-complex="14pt"/>
    </style:style>
    <style:style style:name="P13" style:family="paragraph" style:parent-style-name="Standard">
      <style:text-properties fo:font-size="14pt" officeooo:rsid="005601e1" officeooo:paragraph-rsid="0062ec9f" style:font-size-asian="14pt" style:font-size-complex="14pt"/>
    </style:style>
    <style:style style:name="P14" style:family="paragraph" style:parent-style-name="Standard">
      <style:text-properties fo:font-size="14pt" officeooo:rsid="005601e1" officeooo:paragraph-rsid="006466f8" style:font-size-asian="14pt" style:font-size-complex="14pt"/>
    </style:style>
    <style:style style:name="P15" style:family="paragraph" style:parent-style-name="Standard">
      <style:text-properties fo:font-size="14pt" officeooo:rsid="005601e1" officeooo:paragraph-rsid="0064675c" style:font-size-asian="14pt" style:font-size-complex="14pt"/>
    </style:style>
    <style:style style:name="P16" style:family="paragraph" style:parent-style-name="Standard">
      <style:text-properties fo:font-size="14pt" officeooo:rsid="005601e1" officeooo:paragraph-rsid="006de456" style:font-size-asian="14pt" style:font-size-complex="14pt"/>
    </style:style>
    <style:style style:name="P17" style:family="paragraph" style:parent-style-name="Standard">
      <style:text-properties fo:font-size="14pt" officeooo:rsid="005601e1" officeooo:paragraph-rsid="007b4e9b" style:font-size-asian="14pt" style:font-size-complex="14pt"/>
    </style:style>
    <style:style style:name="P18" style:family="paragraph" style:parent-style-name="Standard">
      <style:text-properties fo:font-size="14pt" officeooo:rsid="005601e1" officeooo:paragraph-rsid="008015dc" style:font-size-asian="14pt" style:font-size-complex="14pt"/>
    </style:style>
    <style:style style:name="P19" style:family="paragraph" style:parent-style-name="Standard">
      <style:text-properties fo:font-size="14pt" officeooo:rsid="00578dde" officeooo:paragraph-rsid="00578dde" style:font-size-asian="14pt" style:font-size-complex="14pt"/>
    </style:style>
    <style:style style:name="P20" style:family="paragraph" style:parent-style-name="Standard">
      <style:text-properties fo:font-size="14pt" officeooo:rsid="005d2e22" officeooo:paragraph-rsid="005d2e22" style:font-size-asian="14pt" style:font-size-complex="14pt"/>
    </style:style>
    <style:style style:name="P21" style:family="paragraph" style:parent-style-name="Standard">
      <style:text-properties fo:font-size="14pt" officeooo:rsid="0067a799" officeooo:paragraph-rsid="0067a799" style:font-size-asian="14pt" style:font-size-complex="14pt"/>
    </style:style>
    <style:style style:name="P22" style:family="paragraph" style:parent-style-name="Standard">
      <style:text-properties fo:font-size="14pt" officeooo:rsid="0067a799" officeooo:paragraph-rsid="007b4e9b" style:font-size-asian="14pt" style:font-size-complex="14pt"/>
    </style:style>
    <style:style style:name="P23" style:family="paragraph" style:parent-style-name="Standard">
      <style:text-properties fo:font-size="14pt" officeooo:rsid="0081a6cf" officeooo:paragraph-rsid="0081a6cf" style:font-size-asian="14pt" style:font-size-complex="14pt"/>
    </style:style>
    <style:style style:name="P24" style:family="paragraph" style:parent-style-name="Standard">
      <style:text-properties fo:font-size="14pt" fo:font-weight="bold" officeooo:rsid="005601e1" officeooo:paragraph-rsid="005601e1" style:font-size-asian="14pt" style:font-weight-asian="bold" style:font-size-complex="14pt" style:font-weight-complex="bold"/>
    </style:style>
    <style:style style:name="P25" style:family="paragraph" style:parent-style-name="Standard">
      <style:text-properties fo:font-size="14pt" fo:font-weight="bold" officeooo:rsid="005601e1" officeooo:paragraph-rsid="005eecd2" style:font-size-asian="14pt" style:font-weight-asian="bold" style:font-size-complex="14pt" style:font-weight-complex="bold"/>
    </style:style>
    <style:style style:name="P26" style:family="paragraph" style:parent-style-name="Standard">
      <style:text-properties fo:font-size="14pt" fo:font-weight="bold" officeooo:rsid="005601e1" officeooo:paragraph-rsid="00578dde" style:font-size-asian="14pt" style:font-weight-asian="bold" style:font-size-complex="14pt" style:font-weight-complex="bold"/>
    </style:style>
    <style:style style:name="P27" style:family="paragraph" style:parent-style-name="Standard">
      <style:text-properties fo:font-size="14pt" fo:font-weight="bold" officeooo:rsid="005601e1" officeooo:paragraph-rsid="006de456" style:font-size-asian="14pt" style:font-weight-asian="bold" style:font-size-complex="14pt" style:font-weight-complex="bold"/>
    </style:style>
    <style:style style:name="P28" style:family="paragraph" style:parent-style-name="Standard">
      <style:text-properties fo:font-size="14pt" fo:font-weight="bold" officeooo:rsid="005601e1" officeooo:paragraph-rsid="006f2bca" style:font-size-asian="14pt" style:font-weight-asian="bold" style:font-size-complex="14pt" style:font-weight-complex="bold"/>
    </style:style>
    <style:style style:name="P29" style:family="paragraph" style:parent-style-name="Standard">
      <style:text-properties fo:font-size="14pt" fo:font-weight="bold" officeooo:rsid="005601e1" officeooo:paragraph-rsid="007b4e9b" style:font-size-asian="14pt" style:font-weight-asian="bold" style:font-size-complex="14pt" style:font-weight-complex="bold"/>
    </style:style>
    <style:style style:name="P30" style:family="paragraph" style:parent-style-name="Standard">
      <style:text-properties fo:font-size="14pt" fo:font-weight="bold" officeooo:rsid="00592228" officeooo:paragraph-rsid="00592228" style:font-size-asian="14pt" style:font-weight-asian="bold" style:font-size-complex="14pt" style:font-weight-complex="bold"/>
    </style:style>
    <style:style style:name="P31" style:family="paragraph" style:parent-style-name="Standard">
      <style:text-properties fo:font-size="14pt" fo:font-weight="bold" officeooo:rsid="005b89c8" officeooo:paragraph-rsid="006b0115" style:font-size-asian="14pt" style:font-weight-asian="bold" style:font-size-complex="14pt" style:font-weight-complex="bold"/>
    </style:style>
    <style:style style:name="P32" style:family="paragraph" style:parent-style-name="Standard">
      <style:text-properties fo:font-size="14pt" fo:font-weight="bold" officeooo:rsid="005b89c8" officeooo:paragraph-rsid="007b4e9b" style:font-size-asian="14pt" style:font-weight-asian="bold" style:font-size-complex="14pt" style:font-weight-complex="bold"/>
    </style:style>
    <style:style style:name="P33" style:family="paragraph" style:parent-style-name="Standard">
      <style:text-properties fo:font-size="14pt" fo:font-weight="bold" officeooo:rsid="005827e9" officeooo:paragraph-rsid="005827e9" style:font-size-asian="14pt" style:font-weight-asian="bold" style:font-size-complex="14pt" style:font-weight-complex="bold"/>
    </style:style>
    <style:style style:name="P34" style:family="paragraph" style:parent-style-name="Standard">
      <style:text-properties fo:font-size="14pt" fo:font-weight="bold" officeooo:rsid="005827e9" officeooo:paragraph-rsid="007b4e9b" style:font-size-asian="14pt" style:font-weight-asian="bold" style:font-size-complex="14pt" style:font-weight-complex="bold"/>
    </style:style>
    <style:style style:name="P35" style:family="paragraph" style:parent-style-name="Standard">
      <style:text-properties fo:font-size="14pt" fo:font-weight="bold" officeooo:rsid="005827e9" officeooo:paragraph-rsid="007dcf6d" style:font-size-asian="14pt" style:font-weight-asian="bold" style:font-size-complex="14pt" style:font-weight-complex="bold"/>
    </style:style>
    <style:style style:name="P36" style:family="paragraph" style:parent-style-name="Standard">
      <style:text-properties fo:font-size="14pt" fo:font-weight="bold" officeooo:rsid="0062ec9f" officeooo:paragraph-rsid="0062ec9f" style:font-size-asian="14pt" style:font-weight-asian="bold" style:font-size-complex="14pt" style:font-weight-complex="bold"/>
    </style:style>
    <style:style style:name="P37" style:family="paragraph" style:parent-style-name="Standard">
      <style:text-properties fo:font-size="14pt" fo:font-weight="bold" officeooo:rsid="0067a799" officeooo:paragraph-rsid="0067a799" style:font-size-asian="14pt" style:font-weight-asian="bold" style:font-size-complex="14pt" style:font-weight-complex="bold"/>
    </style:style>
    <style:style style:name="P38" style:family="paragraph" style:parent-style-name="Standard">
      <style:text-properties fo:font-size="14pt" fo:font-weight="bold" officeooo:rsid="005d2e22" officeooo:paragraph-rsid="006b0115" style:font-size-asian="14pt" style:font-weight-asian="bold" style:font-size-complex="14pt" style:font-weight-complex="bold"/>
    </style:style>
    <style:style style:name="P39" style:family="paragraph" style:parent-style-name="Standard">
      <style:text-properties fo:font-size="14pt" fo:font-weight="bold" officeooo:rsid="005eecd2" officeooo:paragraph-rsid="005eecd2" style:font-size-asian="14pt" style:font-weight-asian="bold" style:font-size-complex="14pt" style:font-weight-complex="bold"/>
    </style:style>
    <style:style style:name="P40" style:family="paragraph" style:parent-style-name="Standard">
      <style:text-properties fo:font-size="14pt" fo:font-weight="bold" officeooo:rsid="006f2bca" officeooo:paragraph-rsid="006f2bca" style:font-size-asian="14pt" style:font-weight-asian="bold" style:font-size-complex="14pt" style:font-weight-complex="bold"/>
    </style:style>
    <style:style style:name="P41" style:family="paragraph" style:parent-style-name="Standard">
      <style:text-properties fo:font-size="14pt" fo:font-weight="bold" officeooo:rsid="00736f11" officeooo:paragraph-rsid="00736f11" style:font-size-asian="14pt" style:font-weight-asian="bold" style:font-size-complex="14pt" style:font-weight-complex="bold"/>
    </style:style>
    <style:style style:name="P42" style:family="paragraph" style:parent-style-name="Standard">
      <style:text-properties fo:font-size="14pt" fo:font-weight="bold" officeooo:rsid="00736f11" officeooo:paragraph-rsid="00767037" style:font-size-asian="14pt" style:font-weight-asian="bold" style:font-size-complex="14pt" style:font-weight-complex="bold"/>
    </style:style>
    <style:style style:name="P43" style:family="paragraph" style:parent-style-name="Standard">
      <style:text-properties fo:font-size="14pt" fo:font-weight="bold" officeooo:rsid="00767037" officeooo:paragraph-rsid="00767037" style:font-size-asian="14pt" style:font-weight-asian="bold" style:font-size-complex="14pt" style:font-weight-complex="bold"/>
    </style:style>
    <style:style style:name="P44" style:family="paragraph" style:parent-style-name="Standard">
      <style:text-properties fo:font-size="14pt" fo:font-weight="bold" officeooo:rsid="00783cd1" officeooo:paragraph-rsid="00783cd1" style:font-size-asian="14pt" style:font-weight-asian="bold" style:font-size-complex="14pt" style:font-weight-complex="bold"/>
    </style:style>
    <style:style style:name="P45" style:family="paragraph" style:parent-style-name="Standard">
      <style:text-properties fo:font-size="14pt" fo:font-weight="bold" officeooo:rsid="008015dc" officeooo:paragraph-rsid="008015dc" style:font-size-asian="14pt" style:font-weight-asian="bold" style:font-size-complex="14pt" style:font-weight-complex="bold"/>
    </style:style>
    <style:style style:name="P46" style:family="paragraph" style:parent-style-name="Standard">
      <style:text-properties fo:font-size="14pt" fo:font-weight="bold" officeooo:rsid="0081a6cf" officeooo:paragraph-rsid="0081a6cf" style:font-size-asian="14pt" style:font-weight-asian="bold" style:font-size-complex="14pt" style:font-weight-complex="bold"/>
    </style:style>
    <style:style style:name="P47" style:family="paragraph" style:parent-style-name="Standard">
      <style:text-properties fo:font-size="14pt" fo:font-weight="bold" officeooo:rsid="0081a6cf" officeooo:paragraph-rsid="008312a6" style:font-size-asian="14pt" style:font-weight-asian="bold" style:font-size-complex="14pt" style:font-weight-complex="bold"/>
    </style:style>
    <style:style style:name="P48" style:family="paragraph" style:parent-style-name="Standard">
      <style:text-properties fo:font-size="14pt" style:text-underline-style="solid" style:text-underline-width="auto" style:text-underline-color="font-color" fo:font-weight="bold" officeooo:rsid="005601e1" officeooo:paragraph-rsid="005601e1" style:font-size-asian="14pt" style:font-weight-asian="bold" style:font-size-complex="14pt" style:font-weight-complex="bold"/>
    </style:style>
    <style:style style:name="P49" style:family="paragraph" style:parent-style-name="Standard">
      <style:text-properties fo:font-size="14pt" style:text-underline-style="solid" style:text-underline-width="auto" style:text-underline-color="font-color" fo:font-weight="bold" officeooo:rsid="005601e1" officeooo:paragraph-rsid="006466f8" style:font-size-asian="14pt" style:font-weight-asian="bold" style:font-size-complex="14pt" style:font-weight-complex="bold"/>
    </style:style>
    <style:style style:name="P50" style:family="paragraph" style:parent-style-name="Standard">
      <style:text-properties fo:font-size="14pt" style:text-underline-style="solid" style:text-underline-width="auto" style:text-underline-color="font-color" fo:font-weight="bold" officeooo:rsid="005601e1" officeooo:paragraph-rsid="00651864" style:font-size-asian="14pt" style:font-weight-asian="bold" style:font-size-complex="14pt" style:font-weight-complex="bold"/>
    </style:style>
    <style:style style:name="P51" style:family="paragraph" style:parent-style-name="Standard">
      <style:text-properties fo:font-size="14pt" style:text-underline-style="solid" style:text-underline-width="auto" style:text-underline-color="font-color" fo:font-weight="bold" officeooo:rsid="005601e1" officeooo:paragraph-rsid="006b0115" style:font-size-asian="14pt" style:font-weight-asian="bold" style:font-size-complex="14pt" style:font-weight-complex="bold"/>
    </style:style>
    <style:style style:name="P52" style:family="paragraph" style:parent-style-name="Standard">
      <style:text-properties fo:font-size="14pt" style:text-underline-style="solid" style:text-underline-width="auto" style:text-underline-color="font-color" fo:font-weight="bold" officeooo:rsid="005601e1" officeooo:paragraph-rsid="006de456" style:font-size-asian="14pt" style:font-weight-asian="bold" style:font-size-complex="14pt" style:font-weight-complex="bold"/>
    </style:style>
    <style:style style:name="P53" style:family="paragraph" style:parent-style-name="Standard">
      <style:text-properties fo:font-size="14pt" style:text-underline-style="solid" style:text-underline-width="auto" style:text-underline-color="font-color" fo:font-weight="bold" officeooo:rsid="005601e1" officeooo:paragraph-rsid="00736f11" style:font-size-asian="14pt" style:font-weight-asian="bold" style:font-size-complex="14pt" style:font-weight-complex="bold"/>
    </style:style>
    <style:style style:name="P54" style:family="paragraph" style:parent-style-name="Standard">
      <style:text-properties fo:font-size="14pt" style:text-underline-style="solid" style:text-underline-width="auto" style:text-underline-color="font-color" fo:font-weight="bold" officeooo:rsid="005b89c8" officeooo:paragraph-rsid="007b4e9b" style:font-size-asian="14pt" style:font-weight-asian="bold" style:font-size-complex="14pt" style:font-weight-complex="bold"/>
    </style:style>
    <style:style style:name="P55" style:family="paragraph" style:parent-style-name="Standard">
      <style:text-properties fo:font-size="14pt" fo:font-weight="normal" officeooo:rsid="0067a799" officeooo:paragraph-rsid="0067a799" style:font-size-asian="14pt" style:font-weight-asian="normal" style:font-size-complex="14pt" style:font-weight-complex="normal"/>
    </style:style>
    <style:style style:name="P56" style:family="paragraph" style:parent-style-name="Standard">
      <style:text-properties fo:font-size="14pt" fo:font-weight="normal" officeooo:rsid="006b0115" officeooo:paragraph-rsid="006b0115" style:font-size-asian="14pt" style:font-weight-asian="normal" style:font-size-complex="14pt" style:font-weight-complex="normal"/>
    </style:style>
    <style:style style:name="P57" style:family="paragraph" style:parent-style-name="Standard">
      <style:text-properties fo:font-size="14pt" fo:font-weight="normal" officeooo:rsid="005eecd2" officeooo:paragraph-rsid="005eecd2" style:font-size-asian="14pt" style:font-weight-asian="normal" style:font-size-complex="14pt" style:font-weight-complex="normal"/>
    </style:style>
    <style:style style:name="P58" style:family="paragraph" style:parent-style-name="Standard">
      <style:text-properties fo:font-size="14pt" fo:font-weight="normal" officeooo:rsid="006de456" officeooo:paragraph-rsid="006de456" style:font-size-asian="14pt" style:font-weight-asian="normal" style:font-size-complex="14pt" style:font-weight-complex="normal"/>
    </style:style>
    <style:style style:name="P59" style:family="paragraph" style:parent-style-name="Standard">
      <style:text-properties fo:font-size="14pt" fo:font-weight="normal" officeooo:rsid="005f0da9" officeooo:paragraph-rsid="005b89c8" style:font-size-asian="14pt" style:font-weight-asian="normal" style:font-size-complex="14pt" style:font-weight-complex="normal"/>
    </style:style>
    <style:style style:name="P60" style:family="paragraph" style:parent-style-name="Standard">
      <style:text-properties fo:font-size="14pt" fo:font-weight="normal" officeooo:rsid="005f0da9" officeooo:paragraph-rsid="005601e1" style:font-size-asian="14pt" style:font-weight-asian="normal" style:font-size-complex="14pt" style:font-weight-complex="normal"/>
    </style:style>
    <style:style style:name="P61" style:family="paragraph" style:parent-style-name="Standard">
      <style:text-properties fo:font-size="14pt" fo:font-weight="normal" officeooo:rsid="00767037" officeooo:paragraph-rsid="00767037" style:font-size-asian="14pt" style:font-weight-asian="normal" style:font-size-complex="14pt" style:font-weight-complex="normal"/>
    </style:style>
    <style:style style:name="P62" style:family="paragraph" style:parent-style-name="Standard">
      <style:text-properties fo:font-size="14pt" fo:font-weight="normal" officeooo:rsid="00783cd1" officeooo:paragraph-rsid="00783cd1" style:font-size-asian="14pt" style:font-weight-asian="normal" style:font-size-complex="14pt" style:font-weight-complex="normal"/>
    </style:style>
    <style:style style:name="P63" style:family="paragraph" style:parent-style-name="Standard">
      <style:text-properties fo:font-size="14pt" fo:font-weight="normal" officeooo:rsid="00736f11" officeooo:paragraph-rsid="00736f11" style:font-size-asian="14pt" style:font-weight-asian="normal" style:font-size-complex="14pt" style:font-weight-complex="normal"/>
    </style:style>
    <style:style style:name="P64" style:family="paragraph" style:parent-style-name="Standard">
      <style:text-properties fo:font-size="14pt" fo:font-weight="normal" officeooo:rsid="0075375f" officeooo:paragraph-rsid="00736f11" style:font-size-asian="14pt" style:font-weight-asian="normal" style:font-size-complex="14pt" style:font-weight-complex="normal"/>
    </style:style>
    <style:style style:name="P65" style:family="paragraph" style:parent-style-name="Standard">
      <style:text-properties fo:font-size="14pt" fo:font-weight="normal" officeooo:rsid="00794774" officeooo:paragraph-rsid="00794774" style:font-size-asian="14pt" style:font-weight-asian="normal" style:font-size-complex="14pt" style:font-weight-complex="normal"/>
    </style:style>
    <style:style style:name="P66" style:family="paragraph" style:parent-style-name="Standard">
      <style:text-properties fo:font-size="14pt" fo:font-weight="normal" officeooo:rsid="008015dc" officeooo:paragraph-rsid="008015dc" style:font-size-asian="14pt" style:font-weight-asian="normal" style:font-size-complex="14pt" style:font-weight-complex="normal"/>
    </style:style>
    <style:style style:name="P67" style:family="paragraph" style:parent-style-name="Standard">
      <style:text-properties fo:font-size="14pt" fo:font-weight="normal" officeooo:rsid="0081a6cf" officeooo:paragraph-rsid="0081a6cf" style:font-size-asian="14pt" style:font-weight-asian="normal" style:font-size-complex="14pt" style:font-weight-complex="normal"/>
    </style:style>
    <style:style style:name="P6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9" style:family="paragraph" style:parent-style-name="Standard">
      <style:paragraph-properties fo:text-align="center" style:justify-single-word="false"/>
      <style:text-properties fo:font-size="20pt" officeooo:paragraph-rsid="00559eea" style:font-size-asian="20pt" style:font-size-complex="20pt"/>
    </style:style>
    <style:style style:name="P70" style:family="paragraph" style:parent-style-name="Standard">
      <style:text-properties style:text-position="0% 100%" fo:font-size="14pt" officeooo:rsid="005601e1" officeooo:paragraph-rsid="005601e1" style:font-size-asian="14pt" style:font-size-complex="14pt"/>
    </style:style>
    <style:style style:name="P71" style:family="paragraph" style:parent-style-name="Standard">
      <style:text-properties style:text-position="0% 100%" fo:font-size="14pt" officeooo:rsid="005601e1" officeooo:paragraph-rsid="006466f8" style:font-size-asian="14pt" style:font-size-complex="14pt"/>
    </style:style>
    <style:style style:name="P72" style:family="paragraph" style:parent-style-name="Standard">
      <style:text-properties style:text-position="0% 100%" fo:font-size="14pt" fo:font-weight="normal" officeooo:rsid="00592228" officeooo:paragraph-rsid="00592228" style:font-size-asian="14pt" style:font-weight-asian="normal" style:font-size-complex="14pt" style:font-weight-complex="normal"/>
    </style:style>
    <style:style style:name="P73" style:family="paragraph" style:parent-style-name="Standard">
      <style:text-properties style:text-position="0% 100%" fo:font-size="14pt" fo:font-weight="normal" officeooo:rsid="00592228" officeooo:paragraph-rsid="008015dc" style:font-size-asian="14pt" style:font-weight-asian="normal" style:font-size-complex="14pt" style:font-weight-complex="normal"/>
    </style:style>
    <style:style style:name="P74" style:family="paragraph" style:parent-style-name="Standard">
      <style:text-properties style:text-position="0% 100%" fo:font-size="14pt" fo:font-weight="normal" officeooo:rsid="005b89c8" officeooo:paragraph-rsid="0063bed3" style:font-size-asian="14pt" style:font-weight-asian="normal" style:font-size-complex="14pt" style:font-weight-complex="normal"/>
    </style:style>
    <style:style style:name="P75" style:family="paragraph" style:parent-style-name="Standard">
      <style:text-properties style:text-position="0% 100%" fo:font-size="14pt" fo:font-weight="bold" officeooo:rsid="005b89c8" officeooo:paragraph-rsid="005b89c8" style:font-size-asian="14pt" style:font-weight-asian="bold" style:font-size-complex="14pt" style:font-weight-complex="bold"/>
    </style:style>
    <style:style style:name="P76" style:family="paragraph" style:parent-style-name="Standard">
      <style:text-properties style:text-position="0% 100%" fo:font-size="14pt" fo:font-weight="bold" officeooo:rsid="0067a799" officeooo:paragraph-rsid="006b0115" style:font-size-asian="14pt" style:font-weight-asian="bold" style:font-size-complex="14pt" style:font-weight-complex="bold"/>
    </style:style>
    <style:style style:name="P77" style:family="paragraph" style:parent-style-name="Standard">
      <style:text-properties style:text-position="0% 100%" fo:font-size="14pt" fo:font-weight="bold" officeooo:rsid="0062ec9f" officeooo:paragraph-rsid="0062ec9f" style:font-size-asian="14pt" style:font-weight-asian="bold" style:font-size-complex="14pt" style:font-weight-complex="bold"/>
    </style:style>
    <style:style style:name="T1" style:family="text">
      <style:text-properties officeooo:rsid="003decad"/>
    </style:style>
    <style:style style:name="T2" style:family="text">
      <style:text-properties fo:font-weight="bold" style:font-weight-asian="bold" style:font-weight-complex="bold"/>
    </style:style>
    <style:style style:name="T3" style:family="text">
      <style:text-properties fo:font-weight="bold" officeooo:rsid="00559eea" style:font-weight-asian="bold" style:font-weight-complex="bold"/>
    </style:style>
    <style:style style:name="T4" style:family="text">
      <style:text-properties fo:font-weight="bold" officeooo:rsid="005d2e22" style:font-weight-asian="bold" style:font-weight-complex="bold"/>
    </style:style>
    <style:style style:name="T5" style:family="text">
      <style:text-properties fo:font-weight="bold" officeooo:rsid="00602c98" style:font-weight-asian="bold" style:font-weight-complex="bold"/>
    </style:style>
    <style:style style:name="T6" style:family="text">
      <style:text-properties fo:font-weight="bold" officeooo:rsid="0064675c" style:font-weight-asian="bold" style:font-weight-complex="bold"/>
    </style:style>
    <style:style style:name="T7" style:family="text">
      <style:text-properties fo:font-weight="bold" officeooo:rsid="006f2bca" style:font-weight-asian="bold" style:font-weight-complex="bold"/>
    </style:style>
    <style:style style:name="T8" style:family="text">
      <style:text-properties fo:font-weight="bold" officeooo:rsid="006466f8" style:font-weight-asian="bold" style:font-weight-complex="bold"/>
    </style:style>
    <style:style style:name="T9" style:family="text">
      <style:text-properties officeooo:rsid="00559eea"/>
    </style:style>
    <style:style style:name="T10" style:family="text">
      <style:text-properties style:text-position="super 58%"/>
    </style:style>
    <style:style style:name="T11" style:family="text">
      <style:text-properties style:text-position="super 58%" officeooo:rsid="0064675c"/>
    </style:style>
    <style:style style:name="T12" style:family="text">
      <style:text-properties style:text-position="0% 100%"/>
    </style:style>
    <style:style style:name="T13" style:family="text">
      <style:text-properties style:text-position="0% 100%" fo:font-weight="bold" officeooo:rsid="00592228" style:font-weight-asian="bold" style:font-weight-complex="bold"/>
    </style:style>
    <style:style style:name="T14" style:family="text">
      <style:text-properties style:text-position="0% 100%" fo:font-weight="normal" style:font-weight-asian="normal" style:font-weight-complex="normal"/>
    </style:style>
    <style:style style:name="T15" style:family="text">
      <style:text-properties style:text-position="0% 100%" fo:font-weight="normal" officeooo:rsid="00592228" style:font-weight-asian="normal" style:font-weight-complex="normal"/>
    </style:style>
    <style:style style:name="T16" style:family="text">
      <style:text-properties style:text-position="0% 100%" fo:font-weight="normal" officeooo:rsid="0062ec9f" style:font-weight-asian="normal" style:font-weight-complex="normal"/>
    </style:style>
    <style:style style:name="T17" style:family="text">
      <style:text-properties style:text-position="0% 100%" officeooo:rsid="0062ec9f"/>
    </style:style>
    <style:style style:name="T18" style:family="text">
      <style:text-properties style:text-position="0% 100%" officeooo:rsid="0064675c"/>
    </style:style>
    <style:style style:name="T19" style:family="text">
      <style:text-properties style:text-position="0% 100%" style:text-underline-style="solid" style:text-underline-width="auto" style:text-underline-color="font-color" fo:font-weight="bold" style:font-weight-asian="bold" style:font-weight-complex="bold"/>
    </style:style>
    <style:style style:name="T20" style:family="text">
      <style:text-properties style:text-position="0% 100%" style:text-underline-style="solid" style:text-underline-width="auto" style:text-underline-color="font-color" fo:font-weight="bold" officeooo:rsid="0062ec9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578dde" style:font-weight-asian="normal" style:font-weight-complex="normal"/>
    </style:style>
    <style:style style:name="T23" style:family="text">
      <style:text-properties fo:font-weight="normal" officeooo:rsid="005827e9" style:font-weight-asian="normal" style:font-weight-complex="normal"/>
    </style:style>
    <style:style style:name="T24" style:family="text">
      <style:text-properties fo:font-weight="normal" officeooo:rsid="00592228" style:font-weight-asian="normal" style:font-weight-complex="normal"/>
    </style:style>
    <style:style style:name="T25" style:family="text">
      <style:text-properties fo:font-weight="normal" officeooo:rsid="005eecd2" style:font-weight-asian="normal" style:font-weight-complex="normal"/>
    </style:style>
    <style:style style:name="T26" style:family="text">
      <style:text-properties fo:font-weight="normal" officeooo:rsid="005f0da9" style:font-weight-asian="normal" style:font-weight-complex="normal"/>
    </style:style>
    <style:style style:name="T27" style:family="text">
      <style:text-properties fo:font-weight="normal" officeooo:rsid="006267d3" style:font-weight-asian="normal" style:font-weight-complex="normal"/>
    </style:style>
    <style:style style:name="T28" style:family="text">
      <style:text-properties fo:font-weight="normal" officeooo:rsid="0062ec9f" style:font-weight-asian="normal" style:font-weight-complex="normal"/>
    </style:style>
    <style:style style:name="T29" style:family="text">
      <style:text-properties fo:font-weight="normal" officeooo:rsid="0063bed3" style:font-weight-asian="normal" style:font-weight-complex="normal"/>
    </style:style>
    <style:style style:name="T30" style:family="text">
      <style:text-properties fo:font-weight="normal" officeooo:rsid="006b0115" style:font-weight-asian="normal" style:font-weight-complex="normal"/>
    </style:style>
    <style:style style:name="T31" style:family="text">
      <style:text-properties fo:font-weight="normal" officeooo:rsid="006de456" style:font-weight-asian="normal" style:font-weight-complex="normal"/>
    </style:style>
    <style:style style:name="T32" style:family="text">
      <style:text-properties fo:font-weight="normal" officeooo:rsid="006f2bca" style:font-weight-asian="normal" style:font-weight-complex="normal"/>
    </style:style>
    <style:style style:name="T33" style:family="text">
      <style:text-properties fo:font-weight="normal" officeooo:rsid="006f3f33" style:font-weight-asian="normal" style:font-weight-complex="normal"/>
    </style:style>
    <style:style style:name="T34" style:family="text">
      <style:text-properties fo:font-weight="normal" officeooo:rsid="0075375f" style:font-weight-asian="normal" style:font-weight-complex="normal"/>
    </style:style>
    <style:style style:name="T35" style:family="text">
      <style:text-properties fo:font-weight="normal" officeooo:rsid="00767037" style:font-weight-asian="normal" style:font-weight-complex="normal"/>
    </style:style>
    <style:style style:name="T36" style:family="text">
      <style:text-properties fo:font-weight="normal" officeooo:rsid="00783cd1" style:font-weight-asian="normal" style:font-weight-complex="normal"/>
    </style:style>
    <style:style style:name="T37" style:family="text">
      <style:text-properties fo:font-weight="normal" officeooo:rsid="00794774" style:font-weight-asian="normal" style:font-weight-complex="normal"/>
    </style:style>
    <style:style style:name="T38" style:family="text">
      <style:text-properties fo:font-weight="normal" officeooo:rsid="0079da11" style:font-weight-asian="normal" style:font-weight-complex="normal"/>
    </style:style>
    <style:style style:name="T39" style:family="text">
      <style:text-properties fo:font-weight="normal" officeooo:rsid="007b2eba" style:font-weight-asian="normal" style:font-weight-complex="normal"/>
    </style:style>
    <style:style style:name="T40" style:family="text">
      <style:text-properties fo:font-weight="normal" officeooo:rsid="007b4e9b" style:font-weight-asian="normal" style:font-weight-complex="normal"/>
    </style:style>
    <style:style style:name="T41" style:family="text">
      <style:text-properties fo:font-weight="normal" officeooo:rsid="007be8ff" style:font-weight-asian="normal" style:font-weight-complex="normal"/>
    </style:style>
    <style:style style:name="T42" style:family="text">
      <style:text-properties fo:font-weight="normal" officeooo:rsid="007dcf6d" style:font-weight-asian="normal" style:font-weight-complex="normal"/>
    </style:style>
    <style:style style:name="T43" style:family="text">
      <style:text-properties fo:font-weight="normal" officeooo:rsid="007e8aa2" style:font-weight-asian="normal" style:font-weight-complex="normal"/>
    </style:style>
    <style:style style:name="T44" style:family="text">
      <style:text-properties fo:font-weight="normal" officeooo:rsid="008015dc" style:font-weight-asian="normal" style:font-weight-complex="normal"/>
    </style:style>
    <style:style style:name="T45" style:family="text">
      <style:text-properties fo:font-weight="normal" officeooo:rsid="0081a6cf" style:font-weight-asian="normal" style:font-weight-complex="normal"/>
    </style:style>
    <style:style style:name="T46" style:family="text">
      <style:text-properties fo:font-weight="normal" officeooo:rsid="008312a6" style:font-weight-asian="normal" style:font-weight-complex="normal"/>
    </style:style>
    <style:style style:name="T47" style:family="text">
      <style:text-properties fo:font-weight="normal" officeooo:rsid="0084d649" style:font-weight-asian="normal" style:font-weight-complex="normal"/>
    </style:style>
    <style:style style:name="T48" style:family="text">
      <style:text-properties fo:font-weight="normal" officeooo:rsid="0086d9c8" style:font-weight-asian="normal" style:font-weight-complex="normal"/>
    </style:style>
    <style:style style:name="T49" style:family="text">
      <style:text-properties officeooo:rsid="00578dde"/>
    </style:style>
    <style:style style:name="T50" style:family="text">
      <style:text-properties officeooo:rsid="005827e9"/>
    </style:style>
    <style:style style:name="T51" style:family="text">
      <style:text-properties officeooo:rsid="005d2e22"/>
    </style:style>
    <style:style style:name="T52" style:family="text">
      <style:text-properties officeooo:rsid="005eecd2"/>
    </style:style>
    <style:style style:name="T53" style:family="text">
      <style:text-properties officeooo:rsid="006267d3"/>
    </style:style>
    <style:style style:name="T54" style:family="text">
      <style:text-properties officeooo:rsid="0062ec9f"/>
    </style:style>
    <style:style style:name="T55" style:family="text">
      <style:text-properties officeooo:rsid="0063bed3"/>
    </style:style>
    <style:style style:name="T56" style:family="text">
      <style:text-properties officeooo:rsid="006466f8"/>
    </style:style>
    <style:style style:name="T57" style:family="text">
      <style:text-properties officeooo:rsid="0064675c"/>
    </style:style>
    <style:style style:name="T58" style:family="text">
      <style:text-properties officeooo:rsid="0066762f"/>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6267d3" style:font-weight-asian="bold" style:font-weight-complex="bold"/>
    </style:style>
    <style:style style:name="T62" style:family="text">
      <style:text-properties style:text-underline-style="solid" style:text-underline-width="auto" style:text-underline-color="font-color" fo:font-weight="bold" officeooo:rsid="008015dc" style:font-weight-asian="bold" style:font-weight-complex="bold"/>
    </style:style>
    <style:style style:name="T63" style:family="text">
      <style:text-properties style:text-underline-style="solid" style:text-underline-width="auto" style:text-underline-color="font-color" officeooo:rsid="006267d3"/>
    </style:style>
    <style:style style:name="T64" style:family="text">
      <style:text-properties style:text-underline-style="solid" style:text-underline-width="auto" style:text-underline-color="font-color" officeooo:rsid="006b0115"/>
    </style:style>
    <style:style style:name="T65" style:family="text">
      <style:text-properties style:text-underline-style="solid" style:text-underline-width="auto" style:text-underline-color="font-color" officeooo:rsid="007b4e9b"/>
    </style:style>
    <style:style style:name="T66" style:family="text">
      <style:text-properties style:text-underline-style="solid" style:text-underline-width="auto" style:text-underline-color="font-color" officeooo:rsid="008312a6"/>
    </style:style>
    <style:style style:name="T67" style:family="text">
      <style:text-properties style:text-underline-style="solid" style:text-underline-width="auto" style:text-underline-color="font-color" officeooo:rsid="00853240"/>
    </style:style>
    <style:style style:name="T68" style:family="text">
      <style:text-properties officeooo:rsid="006b0115"/>
    </style:style>
    <style:style style:name="T69" style:family="text">
      <style:text-properties officeooo:rsid="006de456"/>
    </style:style>
    <style:style style:name="T70" style:family="text">
      <style:text-properties officeooo:rsid="006f2bca"/>
    </style:style>
    <style:style style:name="T71" style:family="text">
      <style:text-properties officeooo:rsid="006f3f33"/>
    </style:style>
    <style:style style:name="T72" style:family="text">
      <style:text-properties officeooo:rsid="0072a2b1"/>
    </style:style>
    <style:style style:name="T73" style:family="text">
      <style:text-properties officeooo:rsid="00736f11"/>
    </style:style>
    <style:style style:name="T74" style:family="text">
      <style:text-properties officeooo:rsid="007b2eba"/>
    </style:style>
    <style:style style:name="T75" style:family="text">
      <style:text-properties officeooo:rsid="007dcf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read Farm <text:span text:style-name="T9">Assembler routines.</text:span></text:p>
      <text:p text:style-name="P1">Richard Parker <text:span text:style-name="T74">4.9</text:span>.201<text:span text:style-name="T1">6</text:span></text:p>
      <text:p text:style-name="P3"/>
      <text:p text:style-name="P68">Section <text:span text:style-name="T9">1</text:span> – <text:span text:style-name="T9">Introduction.</text:span></text:p>
      <text:p text:style-name="P4"/>
      <text:p text:style-name="P5">The thread-farm of meataxe64 uses a collection of bespoke x86-assembler routines to perform the functions that need to be thread-hardened. <text:s/>They are designed to be of general-purpose use, but the requirements come from the thread-farm.</text:p>
      <text:p text:style-name="P5"/>
      <text:p text:style-name="P69"><text:span text:style-name="T2">Section </text:span><text:span text:style-name="T3">2</text:span><text:span text:style-name="T2"> – </text:span><text:span text:style-name="T3">What They Do.</text:span></text:p>
      <text:p text:style-name="P5"/>
      <text:p text:style-name="P48">Counters.</text:p>
      <text:p text:style-name="P11"/>
      <text:p text:style-name="P11">There is only one routine TfAdd that deals with counters. <text:s/>A counter is 4-bytes long<text:span text:style-name="T58"> and should be 4-byte aligned. <text:s/>This is, according to the Intel documentation, not strictly necessary, though </text:span>there <text:span text:style-name="T58">are </text:span><text:s/>be performance benefits,<text:span text:style-name="T58"> there is the</text:span> ability to atomically sample it, <text:span text:style-name="T58">and I wonder whether it actually works correctly on all chips and with all operating systems if it crosses a page boundary and causes a page fault</text:span>. <text:s/>The sign is of no significance - the addition is simply done as a 4-byte quantity modulo 2<text:span text:style-name="T10">32</text:span><text:span text:style-name="T12">.</text:span></text:p>
      <text:p text:style-name="P70"/>
      <text:p text:style-name="P5"><text:span text:style-name="T2">int TfAdd(int * ctr, int val)</text:span> adds "val" to the counter whose address is given in "ctr" and returns the <text:span text:style-name="T2">new</text:span> value. <text:s/>The heart of this a 4-byte lock xadd assembler instruction. <text:s/>It should be noticed that the xadd instruction returns the old value, but the TfAdd routine adds this to the val before returning it.</text:p>
      <text:p text:style-name="P5"/>
      <text:p text:style-name="P49"><text:span text:style-name="T56">Uni</text:span>.</text:p>
      <text:p text:style-name="P14"/>
      <text:p text:style-name="P15">There <text:span text:style-name="T56">are two routines to deal with Unis - TfGetUni and TfPutUni. <text:s/>The idea is that amongst all the threads there is only one variable. <text:s/>It is not allowed to be </text:span><text:span text:style-name="T8">BUSY</text:span><text:span text:style-name="T56"> = -9223372036854775808 = -2</text:span><text:span text:style-name="T11">63</text:span><text:span text:style-name="T18"> =</text:span><text:span text:style-name="T56"> 0x8000000000000000 = the most negative number that can be held in a long as this value is used to indicate that another thread currently owns the variable. <text:s text:c="2"/></text:span>A <text:span text:style-name="T56">Uni is a long that otherwise has significance only to the application, and can be used in any way required. <text:s/>The memory copy must be 8-byte aligned. <text:s/>The TfGetUni routine waits until the value is not BUSY and then returns it, leaving BUSY in memory. <text:s/>The TfPutUni routine puts a new value back after the old one was fetched by TfGetUni. <text:s/>In principle there is no real need to use TfPutUni (it just does a simple store) but it forces the compiler to do its memory stores in the correct order, so in practice TfPutUni should always be used. <text:s/>The uni should be initialized (TfPutUni can be used) to some value (e.g. 0) at the start to ensure that it does not contain the busy value.</text:span></text:p>
      <text:p text:style-name="P71"/>
      <text:p text:style-name="P6"><text:span text:style-name="T6">long </text:span><text:span text:style-name="T2">Tf</text:span><text:span text:style-name="T6">GetUni</text:span><text:span text:style-name="T2">(</text:span><text:span text:style-name="T6">long</text:span><text:span text:style-name="T2"> * </text:span><text:span text:style-name="T6">uni</text:span><text:span text:style-name="T2">)</text:span> <text:span text:style-name="T57">waits until it is not busy, and then returns the value stored there </text:span><text:soft-page-break/><text:span text:style-name="T57">leaving the variable in memory busy so no other TfGetUni can succeed until the TfPutUni is called.</text:span></text:p>
      <text:p text:style-name="P6"/>
      <text:p text:style-name="P7"><text:span text:style-name="T6">void </text:span><text:span text:style-name="T2">Tf</text:span><text:span text:style-name="T6">PutUni</text:span><text:span text:style-name="T2">(</text:span><text:span text:style-name="T6">long</text:span><text:span text:style-name="T2"> * </text:span><text:span text:style-name="T6">uni, long val</text:span><text:span text:style-name="T2">)</text:span> <text:span text:style-name="T57">unlocks the variable and sets it to val. <text:s/>A value must previously have been fetched by TfGetUni and must not be BUSY</text:span></text:p>
      <text:p text:style-name="P6"/>
      <text:p text:style-name="P50">Linked Lists.</text:p>
      <text:p text:style-name="P5"/>
      <text:p text:style-name="P20">The linked lists are designed for use chaining the RDLs into the MOJ list, with the ability to <text:span text:style-name="T74">(atomically)</text:span> "close" the list. <text:s/>If the list is closed, a return of 2 is given on TfLinkIn, TfLinkOut and TfLinkClose.</text:p>
      <text:p text:style-name="P20"/>
      <text:p text:style-name="P19"><text:span text:style-name="T52">T</text:span>here are t<text:span text:style-name="T52">hree</text:span> routines in the suite - to put an object onto a list, and to take it off again<text:span text:style-name="T52"> and to close the list. <text:s/></text:span>A special value of 0 is put into the chaining position (first 8 bytes) to indicate the end of the list. <text:s/>If the list is empty when Tf<text:span text:style-name="T52">LinkOut</text:span> is called, this zero is returned to indicate that the list is empty. <text:s/><text:span text:style-name="T52">If the list is closed, 2 is returned. <text:s/></text:span>Otherwise <text:span text:style-name="T52">the link is the address of the first object of the list, and </text:span>it is dereferenced to get the new start of the chain. <text:s/>The items in the chain are unchanged except in the first 8 bytes, which the routines use for the chaining. <text:s/>The objects <text:span text:style-name="T50">need to be 8-byte aligned.</text:span> <text:s/><text:span text:style-name="T50">Hence a pointer cannot be 1 (which is not 8-byte aligned) and</text:span> this is used as the BUSY indicator for the spinlock.<text:span text:style-name="T52"> <text:s/>The value 2 is similarly used (at the start of the chain only) to indicate that the list is closed. <text:s/>The "chain" value must be initialized to zero at the start.</text:span></text:p>
      <text:p text:style-name="P19"/>
      <text:p text:style-name="P24">uint64_t * Tf<text:span text:style-name="T51">LinkOut</text:span>(uint64_t * chain)<text:span text:style-name="T21"> atomically takes an element out of the singly linked list "chain" and returns it. <text:s/>It is of no significance what it is</text:span><text:span text:style-name="T25"> or</text:span><text:span text:style-name="T21"> how long it is, provided only that it is at least 8 bytes long</text:span><text:span text:style-name="T23"> and 8 byte aligned</text:span><text:span text:style-name="T21">. <text:s/>The first 8 bytes are used for the chain.</text:span><text:span text:style-name="T22"> <text:s/>If the chain is empty, the value returned is zero, which always compares equal (in C) to NULL.</text:span><text:span text:style-name="T25"> <text:s/></text:span><text:span text:style-name="T26">I</text:span><text:span text:style-name="T25">f the list is closed (which should only happen if TfLinkClose is called) then 2 is returned. <text:s/>This is probably an error condition</text:span><text:span text:style-name="T26"> - the "close" is intended to prevent insertion, not removal.</text:span></text:p>
      <text:p text:style-name="P11"/>
      <text:p text:style-name="P11"><text:span text:style-name="T5">int</text:span><text:span text:style-name="T2"> Tf</text:span><text:span text:style-name="T4">LinkIn</text:span><text:span text:style-name="T2">(uint64_t * chain, uint64_t * ours)</text:span> atomically inserts the element "ours" at the front of the chain - the reverse of TfNew. <text:s/>The chain therefore operates as a stack - a first-in last-out queue.<text:span text:style-name="T52"> <text:s/>If the list is closed, the insertion is refused and 2 (closed) is returned. <text:s/>Hence a reader using TfLinkClose can be certain of processing the entire list, leaving it to the writer to deal with the case where the reader has ended.</text:span></text:p>
      <text:p text:style-name="P11"/>
      <text:p text:style-name="P25">uint64_t * Tf<text:span text:style-name="T51">LinkClose</text:span>(uint64_t * chain)<text:span text:style-name="T21"> atomically takes an element out of the singly linked list "chain" and returns it</text:span><text:span text:style-name="T25">, but sets the chain to "closed" if (and only if) the list was already empty</text:span><text:span text:style-name="T21">. </text:span><text:span text:style-name="T25"><text:s/>Otherwise its action is the same as TfLinkOut. <text:s/>If the list was already closed (probably an error) 2 is returned</text:span><text:span text:style-name="T26">. <text:s/>If the list was previously empty and closed by this call, </text:span><text:span text:style-name="T25">0 (NULL) is returned.</text:span></text:p>
      <text:p text:style-name="P25"/>
      <text:p text:style-name="P39"><text:span text:style-name="T21">These routines are used to their full functionality in the thread farm. <text:s/>When a job is submitted, </text:span><text:soft-page-break/><text:span text:style-name="T21">an input MOJ may be a dependency, so the submit tries to insert a new dependency into the RDL chain for that MOJ, and if it succeeds, the dependency is set. <text:s/>If it does not succeed, the MOJ is already available and no dependency </text:span><text:span text:style-name="T26">is needed</text:span><text:span text:style-name="T21">. <text:s/>As the TfStable may be executing at the time, the closure of the RDL chain is used as the atomic event that indicates that the MOJ is available. <text:s/>Hence the following of the RDL chain is done by calling TfLinkClose, and processing the RDLs until there are none left. <text:s/>The TfStable can then be sure that no further dependencies can be added. <text:s/>TfLinkOut </text:span><text:span text:style-name="T39">can be used to remove an object from the list when it is not required to close the list if it is empty.</text:span></text:p>
      <text:p text:style-name="P57"/>
      <text:p text:style-name="P52"><text:span text:style-name="T69">Grow </text:span>Lists.</text:p>
      <text:p text:style-name="P9"/>
      <text:p text:style-name="P58">The GrowList routines are designed to hold the list of <text:span text:style-name="T74">spare </text:span>JOBs, MOJs and RDLs, <text:span text:style-name="T74">and TfGrowOut is used to obtain one. <text:s/>If one is available, a pointer to it is returned. <text:s/>If the list is empty, zero (NULL) is returned and a mutex set. <text:s/>If the list is empty and the mutex is already set, the routine spinlocks, usually until a spare object is available, conceivably for the mutex to become free. <text:s/>The chained items must be 8 byte aligned and at least 8 bytes long, and the first 8 bytes of the item must be the forward chain (or 0 for the end of the list). <text:s/>The two least significant bits of the chain are used to indicate BUSY and to provide the mutex for allocation. <text:s/>If the TfGrowOut returns NULL, the calling routine must allocate some more and call TfGrowGrow to put them into the chain and release the mutex. <text:s/>TfGrowIn simply hands an object back that is finished with, leaving the mutex unchanged.</text:span></text:p>
      <text:p text:style-name="P58"/>
      <text:p text:style-name="P27">uint64_t * Tf<text:span text:style-name="T69">GrowOut</text:span>(uint64_t * chain)<text:span text:style-name="T21"> atomically takes an element out of the singly linked list "chain" and returns it. <text:s/>It is of no significance what it is</text:span><text:span text:style-name="T25"> or</text:span><text:span text:style-name="T21"> how long </text:span><text:span text:style-name="T31">the object is</text:span><text:span text:style-name="T21">, provided only that it is at least 8 bytes long, <text:s/></text:span><text:span text:style-name="T23">8 byte aligned </text:span><text:span text:style-name="T31">and the first 8 bytes of the object are the onward </text:span><text:span text:style-name="T21">chain.</text:span><text:span text:style-name="T22"> <text:s/>If the chain is empty </text:span><text:span text:style-name="T31">and another thread is in the process of allocating more, the routine spinlocks awaiting the new “delivery”. <text:s/>If the chain is empty, but no thread is allocating more</text:span><text:span text:style-name="T22">, the value returned </text:span><text:span text:style-name="T33">is zero and a mutex is held.</text:span></text:p>
      <text:p text:style-name="P16"/>
      <text:p text:style-name="P16"><text:span text:style-name="T5">int</text:span><text:span text:style-name="T2"> Tf</text:span><text:span text:style-name="T7">Grow</text:span><text:span text:style-name="T4">In</text:span><text:span text:style-name="T2">(uint64_t * chain, uint64_t * ours)</text:span> atomically inserts the <text:span text:style-name="T71">single </text:span>element "ours" at the front of the chain. <text:s/>The chain therefore operates as a stack - a first-in last-out queue. <text:s/><text:span text:style-name="T70">This process can proceed even if there is a thread allocating more. <text:s/>Also, if there is a thread spinlocking to get one, it can now succeed with the newly released object.</text:span></text:p>
      <text:p text:style-name="P16"/>
      <text:p text:style-name="P28"><text:span text:style-name="T72">void</text:span> Tf<text:span text:style-name="T70">GrowGrow </text:span>(uint64_t * chain, <text:span text:style-name="T70">uint64_t * first, uint64_t * last</text:span>)<text:span text:style-name="T32"> </text:span></text:p>
      <text:p text:style-name="P40"><text:span text:style-name="T21">atomically inserts a new chain of objects whose first entry is “first” and whose last entry is “last”, and </text:span><text:span text:style-name="T33">releases the allocation mutex.</text:span></text:p>
      <text:p text:style-name="P60"/>
      <text:p text:style-name="P59"/>
      <text:p text:style-name="P53"><text:span text:style-name="T73">The 1-byte mutex</text:span>.</text:p>
      <text:p text:style-name="P10"/>
      <text:p text:style-name="P42"><text:span text:style-name="T30">T</text:span><text:span text:style-name="T21">he 1-byte mutex </text:span><text:span text:style-name="T36">(BM) </text:span><text:span text:style-name="T35">is an 8-bit variable with structure “State” – <text:s/>top six bits, “Terminal” – bit of value 2, and “Mutex” – bit of value 1. <text:s/>The terminal and mutex bits must never both be </text:span><text:soft-page-break/><text:span text:style-name="T35">set.</text:span></text:p>
      <text:p text:style-name="P61"/>
      <text:p text:style-name="P44"><text:span text:style-name="T35">T</text:span><text:span text:style-name="T21">here is only one important routine – TfBMLock. <text:s/>This waits until the mutex bit is not set, and then</text:span><text:span text:style-name="T35"> returns the value </text:span><text:span text:style-name="T21">(necessarily even) and if the value is not a terminal state, the mutex bit is set in memory</text:span><text:span text:style-name="T35">. <text:s/>If the terminal bit was set, the memory location is left unchanged. <text:s/></text:span><text:span text:style-name="T21">It is only if TfBMLock has been called and returned a value divisible by 4 that a store of the new state should be performed. <text:s/></text:span><text:span text:style-name="T37">The TfBMUnlock is mainly provided for program clarity, making it clearer where the unlock is performed. <text:s/>If TSX is later used, then the TfBMUnlock becomes necessary. <text:s/>This would allow simultaneous reading </text:span><text:span text:style-name="T40">and writing of independent areas</text:span><text:span text:style-name="T37"> (it would see the </text:span><text:span text:style-name="T38">BM as </text:span><text:span text:style-name="T37">empty until it is stable) but I am not clear whether this would be useful.</text:span></text:p>
      <text:p text:style-name="P61"/>
      <text:p text:style-name="P43"><text:span text:style-name="T21">The main design use is for record-level locking. <text:s/>Value 0 (non-terminal) indicates free and value 2 (terminal) indicates occupied. <text:s/>Value 1 (never seen outside the routines) indicates that it was free and is in the process of being loaded. <text:s/></text:span><text:span text:style-name="T38">I do not know how to delete in a thread-safe hash table.</text:span></text:p>
      <text:p text:style-name="P61"/>
      <text:p text:style-name="P62">More generally it can hold up to 64 terminal states and a further 64 non-terminal states. <text:s/>If the BM is inspected by TfBMGet it will return locked if the state was non-terminal and unlocked otherwise. <text:s/>This avoids contention on a terminal state, and the need to unlock it.</text:p>
      <text:p text:style-name="P62"/>
      <text:p text:style-name="P44"><text:span text:style-name="T21">Its simplest use is as a 1-byte mutex, where 0 is “mutex free” and 1 is “mutex held”. <text:s/></text:span><text:span text:style-name="T37">A TSX-enabled version of this routine may have applications where a single BM is used to lock several different records in different cache-lines.</text:span></text:p>
      <text:p text:style-name="P63"/>
      <text:p text:style-name="P41">uint8_t<text:span text:style-name="T68"> Tf</text:span>BMLock<text:span text:style-name="T68">(</text:span>uint8_t * bm<text:span text:style-name="T68">)</text:span><text:span text:style-name="T30"> </text:span><text:span text:style-name="T34">The routine spinlocks while the value is odd, and then </text:span><text:span text:style-name="T37">simply returns that value if the terminal bit is set, and </text:span><text:span text:style-name="T48">otherwise </text:span><text:span text:style-name="T37">atomically – </text:span><text:span text:style-name="T34">using compare-and-exchange – adds 1 to it and returns th</text:span><text:span text:style-name="T37">e original even </text:span><text:span text:style-name="T34">value </text:span><text:span text:style-name="T37">if it was divisible by 4 (i.e. the terminal bit is not set)</text:span><text:span text:style-name="T34">.</text:span></text:p>
      <text:p text:style-name="P64"/>
      <text:p text:style-name="P41">void TfBMUnlock(uint8_t * bm, uint8_t val)<text:span text:style-name="T21"> to put “val” </text:span><text:span text:style-name="T34">(which must be even) </text:span><text:span text:style-name="T21">into the 1-byte mutex.</text:span></text:p>
      <text:p text:style-name="P63"/>
      <text:p text:style-name="P65">Once the table is stable, the mutex can, of course, be read using simple loads and stores, and no call to these routines is needed.</text:p>
      <text:p text:style-name="P65"/>
      <text:p text:style-name="P54">List of 64-bit quantities.</text:p>
      <text:p text:style-name="P32"/>
      <text:p text:style-name="P32">void TfAppend(uint64_t * list, uint64_t new)<text:span text:style-name="T21"> adds the new object into the next available slot. <text:s/>There is no test for the list being full. <text:s/>The first uint64_t of the list is the number of items in the list, and must be initialized to zero. <text:s/>Currently there is no routine to take an item off the list, as it is only used to list the objects to be free'd at the end of the thread-farm ru</text:span><text:span text:style-name="T27">n, at which time the list is private</text:span><text:span text:style-name="T21">. <text:s/>It is of no consequence what the 64-bit objects represent, and they can take any value.</text:span><text:span text:style-name="T26"> <text:s/>The list must be 8-byte aligned.</text:span></text:p>
      <text:p text:style-name="P63"><text:soft-page-break/></text:p>
      <text:p text:style-name="P51"><text:span text:style-name="T68">Wasting Time</text:span>.</text:p>
      <text:p text:style-name="P8"/>
      <text:p text:style-name="P38"><text:span text:style-name="T26">The </text:span><text:span text:style-name="T30">TfPause routine simply does a loop, including the pause instruction, to waste time in a fairly nice way, both in terms of letting the other hyperthread have most of the resources, and reducing the power consumption. <text:s/>It also has the benefit that the compiler can't optimize it out.</text:span></text:p>
      <text:p text:style-name="P38"/>
      <text:p text:style-name="P31"><text:span text:style-name="T68">void TfPause(long wait) </text:span><text:span text:style-name="T30">does a loop, including a pause, going round "wait" times. <text:s/>It takes about 10*wait nSec.</text:span></text:p>
      <text:p text:style-name="P56"/>
      <text:p text:style-name="P69"><text:span text:style-name="T2">Section </text:span><text:span text:style-name="T3">3</text:span><text:span text:style-name="T2"> – </text:span><text:span text:style-name="T3">How they do it.</text:span></text:p>
      <text:p text:style-name="P5"/>
      <text:p text:style-name="P5"><text:span text:style-name="T60">int TfAdd(int * ctr, int val)</text:span> comes in with ctr in %rdi and val in %esi. <text:s/>In fact, val is promoted to a long from "c" but this makes no difference. <text:s/>What matters is that it is the 4-byte value (not 8-bytes) pointed to by ctr that is the target of the lock xadd instruction. <text:s/>The third instruction of the routine adds val to the old value fetched, thereby returning the new value instead. <text:s/>The sign of val and *ctr are of no significance - the addition is simply done modulo 2<text:span text:style-name="T10">32</text:span><text:span text:style-name="T12">. <text:s/></text:span></text:p>
      <text:p text:style-name="P5"/>
      <text:p text:style-name="P37"><text:span text:style-name="T59">long TfGetUni(long * uni)</text:span><text:span text:style-name="T21"> starts with uni (the address of the variable) in %rdi. <text:s/>The first step is to load the BUSY value, which for a uni is 0x8000000000000000 into %rdx. <text:s/>This is then copied also into %rax ready for the exchange. <text:s/>%rax (BUSY) and *uni (%rdi) are then swapped using the (implicit lock) xchg instruction, so that the variable is now BUSY whether it previously was or not. <text:s/>The extracted value (the old value at *uni) is then inspected to see if it was already BUSY, and if it is, a spinlock is entered at TfGetUni1. <text:s/>Otherwise the job is complete - the extracted value is in %rax as the return value, and the variable left BUSY.</text:span></text:p>
      <text:p text:style-name="P37">TfGetUni1<text:span text:style-name="T21">. <text:s/>%rdx is the constant BUSY value, %rax is also the BUSY value extracted from the variable, %rdi points to the variable.</text:span></text:p>
      <text:p text:style-name="P55">We first pause (see TfLinkOut3 for more details) to wait in a nice way. <text:s/>We then re-fetch the data with the implicit-lock xchg instruction, which again puts BUSY into *uni whether it was previously there or not. <text:s/>If it was still busy, we continue the spinlock at TfGetUni1. <text:s/>Otherwise again the job is done - %rax contains the extracted value for return and the *uni is left BUSY.</text:p>
      <text:p text:style-name="P37"/>
      <text:p text:style-name="P37"><text:span text:style-name="T59">void TfPutUni(long * uni, long val)</text:span> <text:span text:style-name="T21">starts with %rdi holding uni - the address of the uni variable, and %rsi holds val - the value to be put there. <text:s/>The routine simply puts the val into *uni, overwriting the BUSY value that was there.</text:span></text:p>
      <text:p text:style-name="P21"/>
      <text:p text:style-name="P26"><text:span text:style-name="T59">uint64_t * Tf</text:span><text:span text:style-name="T63">LinkOut</text:span><text:span text:style-name="T59">(uint64_t * chain)</text:span><text:span text:style-name="T21"> </text:span><text:span text:style-name="T22">uses the value 1 as BUSY, so 1 is moved into %rax. <text:s/>The xchg instruction (which has an implicit lock) is then executed to atomically swap the value at *chain = (%rdi) with %rax, so that the chain now contains 1 </text:span><text:span text:style-name="T23">(BUSY)</text:span><text:span text:style-name="T22"> and %rax contains the pointer, or BUSY if another thread is using the chain at the same time. <text:s/>Hence the test is made as to whether %rax is 1, and if it is, execution continues at T</text:span><text:span text:style-name="T27">fLinkOut</text:span><text:span text:style-name="T22">3 to wait until it is not BUSY. <text:s/></text:span></text:p>
      <text:p text:style-name="P26"><text:span text:style-name="T49">TfLinkOut1</text:span><text:span text:style-name="T22">. <text:s/>%rax is the pointer, %rdi is </text:span><text:span text:style-name="T27">old </text:span><text:span text:style-name="T22">"chain" and </text:span><text:span text:style-name="T27">now </text:span><text:span text:style-name="T22">the chain </text:span><text:span text:style-name="T27">in memory is</text:span><text:span text:style-name="T22"> BUSY.</text:span></text:p>
      <text:p text:style-name="P26"><text:soft-page-break/><text:span text:style-name="T22">A test is then made to see if the chain is empty. <text:s/>If so, </text:span><text:span text:style-name="T23">we go to Tf</text:span><text:span text:style-name="T27">LinkOut</text:span><text:span text:style-name="T23">2 to unlock and return.</text:span><text:span text:style-name="T27"> <text:s/>We then check to see if the chain is "closed", and if so we again go to TfLinkOut2 to unlock and return. <text:s/>It the chain is none of these {0,1,2} we </text:span><text:span text:style-name="T23">look at the first 8 bytes of the structure </text:span><text:span text:style-name="T27">pointed to obtaining</text:span><text:span text:style-name="T23"> the new value to put into chain</text:span><text:span text:style-name="T27"> after we have removed this item. <text:s/>Note that this </text:span><text:span text:style-name="T23">may be the "empty" value 0. <text:s/>This </text:span><text:span text:style-name="T27">address </text:span><text:span text:style-name="T23">is then put into chain, thereby unlocking it. <text:s/>This store is atomic if *chain is 8-byte aligned (and isn't otherwise!).</text:span><text:span text:style-name="T27"> <text:s/>%rax already holds the address of the item removed, so we simly return.</text:span></text:p>
      <text:p text:style-name="P33">Tf<text:span text:style-name="T53">LinkOut</text:span>2.<text:span text:style-name="T21"> <text:s/>%rax is the empty value (0) </text:span><text:span text:style-name="T27">or the closed value (2) </text:span><text:span text:style-name="T21">to be returned, and %rdi is still "chain".</text:span><text:span text:style-name="T27"> <text:s/>We replace this value (whichever it was) into *chain (replacing the BUSY we put there earlier) thereby unlocking it and return this value also to the caller (meaning the attempt to TfLinkOut failed either because the chain was empty, or indeed that it was closed. <text:s/>I am not clear whether it is useful to try to get an item out of a closed list - seems a bit illogical since effectively there is no list there anymore - but it should work if this functionality is required.</text:span></text:p>
      <text:p text:style-name="P33">Tf<text:span text:style-name="T53">LinkOut</text:span>3.<text:span text:style-name="T21"> <text:s/>%rax contains 1=BUSY and %rdi is still "chain".</text:span></text:p>
      <text:p text:style-name="P33"><text:span text:style-name="T21">The first instruction is a </text:span>pause<text:span text:style-name="T21"> which informs the processor that we are in a spinlock, and that decode and speculative execution should not be done (thereby avoiding a lot of undoing it when the value changes from BUSY), and that (in the presence of hyperthreading) the other hyperthread can be given most of the execution, and anyway the power consumption is reduced. <text:s/>We then retry the fetch (%rax is already 1) and if it is still 1, we continue the spinlock</text:span><text:span text:style-name="T28"> at TfLinkOut3.</text:span><text:span text:style-name="T21"> <text:s/>Once the value is no longer </text:span><text:span text:style-name="T24">1, we go back to Tf</text:span><text:span text:style-name="T27">LinkOut</text:span><text:span text:style-name="T24">1 to continue processing.</text:span></text:p>
      <text:p text:style-name="P12"/>
      <text:p text:style-name="P13"><text:span text:style-name="T60">uint64_t * Tf</text:span><text:span text:style-name="T61">LinkClose</text:span><text:span text:style-name="T60">(uint64_t * chain)</text:span><text:span text:style-name="T21"> </text:span><text:span text:style-name="T28">is very similar to TfLinkOut, so the documentation is not repeated. <text:s/>Just read the documentaton for TfLinkOut, replacing the name by TfLinkClose throughout. <text:s/>The one difference is that if *chain is "empty", it is changed to "closed". <text:s text:c="2"/>Hence two lines after TfLinkClose1 we see a branch to TfLinkClose15. <text:s/>Here the value at *chain (%rdi) is changed to 2 (it was 0, though we put 1=BUSY there earlier) by putting 2 into %rax and storing it at *chain (%rdi). <text:s/>This also unlocks the chain. <text:s/>We then move 0 to %rax so indicate that it was indeed this call that closed it. <text:s/>I am not clear that the distinction matters - I would expect the caller to be in charge of closing the chain, so that finding it already closed would be an error condition, but in any case the functionality is there.</text:span></text:p>
      <text:p text:style-name="P12"/>
      <text:p text:style-name="P12"><text:span text:style-name="T20">int</text:span><text:span text:style-name="T19"> Tf</text:span><text:span text:style-name="T20">LinkIn</text:span><text:span text:style-name="T19">(uint64_t * chain, uint64_t * ours)</text:span><text:span text:style-name="T13"> <text:s/></text:span><text:span text:style-name="T15">This routine starts with "chain" in %rdi and a pointer to the object to be inserted into the chain in %rsi. <text:s/>The first step is to put 1 (BUSY) into %rax. <text:s/>This is then exchanged with *chain using the xchg instruction, which has an implicit lock. <text:s/>If the chain was busy already we branch off to Tf</text:span><text:span text:style-name="T16">LinkIn</text:span><text:span text:style-name="T15">2 to wait (spinlock) until it is not busy.</text:span></text:p>
      <text:p text:style-name="P30"><text:span text:style-name="T12">Tf</text:span><text:span text:style-name="T17">LinkIn</text:span><text:span text:style-name="T12">1.</text:span><text:span text:style-name="T14"> <text:s/>%rax contains the old value of *chain, %rdi is chain and %rsi the object to insert.</text:span></text:p>
      <text:p text:style-name="P36"><text:span text:style-name="T14">We first check whether the old value of *chain (in %rax at this point) is 2="closed", and if it is we jump off to TfLinkIn3. <text:s/>Otherwise we</text:span><text:span text:style-name="T15"> store the old chain into our object (that we are inserting) and then move the address of our object to *chain. <text:s/>This latter releases the lock, so it is important that these two instructions are done in that order. <text:s/>Our object is now chained in and we return to the caller</text:span><text:span text:style-name="T14"> with a return code of zero to indicate successful insertion</text:span><text:span text:style-name="T15">.</text:span></text:p>
      <text:p text:style-name="P30"><text:soft-page-break/><text:span text:style-name="T12">Tf</text:span><text:span text:style-name="T17">LinkIn</text:span><text:span text:style-name="T12">2.</text:span><text:span text:style-name="T14"> <text:s/>%rax contains 1, %rdi is "chain" and %rsi is the new object waiting to be inserted.</text:span></text:p>
      <text:p text:style-name="P72">We first pause (se<text:span text:style-name="T54">e</text:span> Tf<text:span text:style-name="T54">LinkOut</text:span>3 above) and then retry the fetch. <text:s/>If it is still busy we go round again, and otherwise we go to Tf<text:span text:style-name="T54">LinkIn</text:span>1 having fetched the pointer from "chain" into %rax.</text:p>
      <text:p text:style-name="P77">TfLinkIn3.<text:span text:style-name="T21"> <text:s/>%rax contains the value 2="closed", so we put it back (releasing the lock) and then return to the caller. <text:s/>The return value of 2 (closed) is already in %rax.</text:span></text:p>
      <text:p text:style-name="P22"/>
      <text:p text:style-name="P29"><text:span text:style-name="T59">uint64_t * Tf</text:span><text:span text:style-name="T65">Grow</text:span><text:span text:style-name="T63">Out</text:span><text:span text:style-name="T59">(uint64_t * chain)</text:span><text:span text:style-name="T21"> </text:span><text:span text:style-name="T22">uses the value 1 as BUSY, so 1 is moved into %r</text:span><text:span text:style-name="T40">d</text:span><text:span text:style-name="T22">x. <text:s/>The xchg instruction (which has an implicit lock) is then executed to atomically swap the value at *chain = (%rdi) with %r</text:span><text:span text:style-name="T40">d</text:span><text:span text:style-name="T22">x, so that the chain now contains 1 </text:span><text:span text:style-name="T23">(BUSY)</text:span><text:span text:style-name="T22"> and %r</text:span><text:span text:style-name="T40">d</text:span><text:span text:style-name="T22">x contains the pointer, or BUSY if another thread is using the chain at the same time. <text:s/>Hence the test is made as to whether %r</text:span><text:span text:style-name="T40">d</text:span><text:span text:style-name="T22">x is 1, and if it is, execution continues at T</text:span><text:span text:style-name="T27">f</text:span><text:span text:style-name="T40">Grow</text:span><text:span text:style-name="T27">Out</text:span><text:span text:style-name="T22">3 to wait until it is not BUSY. <text:s/></text:span></text:p>
      <text:p text:style-name="P29"><text:span text:style-name="T49">TfGrowOut1</text:span><text:span text:style-name="T22">. <text:s/>%r</text:span><text:span text:style-name="T40">d</text:span><text:span text:style-name="T22">x is the pointer, %rdi is </text:span><text:span text:style-name="T27">old </text:span><text:span text:style-name="T22">"chain" and </text:span><text:span text:style-name="T27">now </text:span><text:span text:style-name="T22">the chain </text:span><text:span text:style-name="T27">in memory is</text:span><text:span text:style-name="T22"> BUSY </text:span><text:span text:style-name="T43">that we put there</text:span><text:span text:style-name="T22">. <text:s/>T</text:span><text:span text:style-name="T40">o retain the mutex bit, a copy of the pointer is made in %rax (the return-value register) and the bottom 2 bits are cleared (though the bottom bit should be clear anyway). <text:s/>If the result is zero, the chain is empty and this is tested, with processing continuing at TfGrowOut2 if the list is indeed empty. <text:s/></text:span><text:span text:style-name="T41">If, however, the list is non-empty, we follow the chain to get (into %rsi) the next object pointed to. <text:s/>Note that this may be NULL. <text:s/>The mutex bit may have been set (just because a thread is fetching more objects does not prevent old ones being returned and reallocated in the meantime) so this must be copied from the old pointer to the new one. <text:s/>Suitably adjusted for the mutex bit, the pointer is then put back into the chain start, and the routine returns with the pointer (with mutex stripped off) in %rax.</text:span><text:span text:style-name="T23"> <text:s/>This store is atomic if *chain is 8-byte aligned (and isn't otherwise!) </text:span><text:span text:style-name="T41">and this store overwrites the BUSY so that the chain pointer is then available to other threads.</text:span></text:p>
      <text:p text:style-name="P34">Tf<text:span text:style-name="T75">GrowOut</text:span>2.<text:span text:style-name="T21"> <text:s/>%r</text:span><text:span text:style-name="T41">d</text:span><text:span text:style-name="T21">x is the empty value, </text:span><text:span text:style-name="T41">possibly with the mutex set. <text:s/>%rax is zero. <text:s/>%rdi</text:span><text:span text:style-name="T21"> is still "chain". <text:s/></text:span><text:span text:style-name="T43">The memory location is BUSY that we put there.</text:span><text:span text:style-name="T21"> <text:s/></text:span><text:span text:style-name="T42">We</text:span><text:span text:style-name="T41"> then test to see if the mutex is currently held by another thread. <text:s/></text:span><text:span text:style-name="T42">If the mutex is held elsewhere we branch to TfGrowOut4. <text:s/></text:span><text:span text:style-name="T41">If it is not, we set it ourselves (the list is known to be empty) and return the NULL (zero) value which is already in %rax. <text:s/>This store is atomic (8-byte aligned) and clears the BUSY state that we set earlier.</text:span></text:p>
      <text:p text:style-name="P34">Tf<text:span text:style-name="T75">GrowOut</text:span>3.<text:span text:style-name="T21"> <text:s/>%r</text:span><text:span text:style-name="T42">d</text:span><text:span text:style-name="T21">x contains 1=BUSY and %rdi is still "chain".</text:span></text:p>
      <text:p text:style-name="P34"><text:span text:style-name="T21">The first instruction is a </text:span>pause<text:span text:style-name="T21"> </text:span><text:span text:style-name="T42">as described in TfLinkOut3</text:span><text:span text:style-name="T21">. <text:s/>We then retry the fetch (%r</text:span><text:span text:style-name="T42">d</text:span><text:span text:style-name="T21">x is already 1) and if it is still 1, we continue the spinlock</text:span><text:span text:style-name="T28"> at Tf</text:span><text:span text:style-name="T42">Grow</text:span><text:span text:style-name="T28">Out3.</text:span><text:span text:style-name="T21"> <text:s/>Once the value is no longer </text:span><text:span text:style-name="T24">1, we go back to Tf</text:span><text:span text:style-name="T42">Grow</text:span><text:span text:style-name="T27">Out</text:span><text:span text:style-name="T24">1 to continue processing.</text:span></text:p>
      <text:p text:style-name="P35">Tf<text:span text:style-name="T75">GrowOut4 and TfGrowOut5</text:span>.<text:span text:style-name="T21"> <text:s/>%r</text:span><text:span text:style-name="T42">d</text:span><text:span text:style-name="T21">x contains </text:span><text:span text:style-name="T43">the old value of (%rdi)</text:span><text:span text:style-name="T21"> %rdi is still "chain". <text:s/></text:span><text:span text:style-name="T43">The memory location contains the BUSY that we put there. <text:s/>We therefore replace the memory location with %rdx to unset BUSY and allow other threads to work with the chain. <text:s/>R9 is then used as a loop counter to simply go into a pause loop to give other threads a chance to provide us with the objects we are waiting for. <text:s/>At the time of the branch to TfGrowOut when the counter has expired, the only register of significance is %rdi – the pointer to the chain.</text:span></text:p>
      <text:p text:style-name="P17"/>
      <text:p text:style-name="P18"><text:span text:style-name="T62">void </text:span><text:span text:style-name="T60">Tf</text:span><text:span text:style-name="T62">GrowIn </text:span><text:span text:style-name="T60">(uint64_t * chain, </text:span><text:span text:style-name="T62">uint64_t * ours</text:span><text:span text:style-name="T60">)</text:span><text:span text:style-name="T21"> </text:span><text:span text:style-name="T44">Inserts one object into the chain, even if the mutex is set so that another thread is currently allocating more. <text:s/>It starts with the parameters </text:span><text:soft-page-break/><text:span text:style-name="T44">– the pointer to the chain in %rdi and the pointer to the object to be put into the chan in %rsi.</text:span></text:p>
      <text:p text:style-name="P66">The first step is to load BUSY into %rdx, and then this is exchanged (implicit lock) for the variable at *chain or (%rdi). <text:s/>If this is also BUSY (so we have atomically swapped one BUSY for another) we must wait, and processing continues at TfGrowIn2.</text:p>
      <text:p text:style-name="P45">TfGrowIn1<text:span text:style-name="T21"> starts with %rdi pointing to the chain start, %rsi still pointing to the item to be inserted into the list, BUSY in the memory location and %rdx now holding the value obtained from *chain. <text:s/>As this contains the mutex as well as the possible link, this is copied to %rax and the bottom two bits cleared there. <text:s/>This is then placed at the front of “ours” ready for chaining. <text:s/>We then take the old value and AND out everything except the mutex bit, which is then copied into the pointer to ours. <text:s/>This is then placed back into *chain, releasing BUSY.</text:span></text:p>
      <text:p text:style-name="P45">TfGrowIn2<text:span text:style-name="T21"> has %rdi pointing to chain, %rsi still pointing to “ours”, and %rdx containing 1=BUSY. <text:s/>We pause, and then retry the exchange of %rdx (BUSY) with *chain. <text:s/>If the result is not 1=BUSY, we continue processing at TfGrowIn1. <text:s/>Otherwise we spinlock waiting for *chain to stop being BUSY.</text:span></text:p>
      <text:p text:style-name="P18"/>
      <text:p text:style-name="P18"><text:span text:style-name="T62">void </text:span><text:span text:style-name="T60">Tf</text:span><text:span text:style-name="T62">GrowGrow </text:span><text:span text:style-name="T60">(uint64_t * chain, </text:span><text:span text:style-name="T62">uint64_t * first, uint64_t * last</text:span><text:span text:style-name="T60">)</text:span><text:span text:style-name="T21"> </text:span><text:span text:style-name="T44">Inserts a whole chain (which must already have been linked together) into the front of the list, and releases the mutex (clears the bit of value 2). <text:s/></text:span><text:span text:style-name="T45">Initially the chain pointer is in %rdi, the first pointer in %rsi and the last pointer in %rdx. <text:s/>In this routine, we therefore use %rcx as the BUSY/exchange register, and the first job is to load 1=BUSY into %rcx and exchange that with *chain (%rdi). <text:s/>If the result is 1, so that the variable is already busy, we proceed t TfGrowGrow2 to spinlock.</text:span></text:p>
      <text:p text:style-name="P23"><text:span text:style-name="T2">TfGrowGrow1</text:span><text:span text:style-name="T21"> We have the chain pointer is in %rdi, the first pointer in %rsi, the last pointer in %rdx and %rcx holding the value that was in *chain. <text:s/>We know we held the mutex, so we an simply clear the bit to make a clean pointer, and move that to *last (%rdx). <text:s/>We then store the clean pointer “first” into the *chain variable, clearing both BUSY and the mutex.</text:span></text:p>
      <text:p text:style-name="P46">TfGrowGrow2<text:span text:style-name="T21"> We have the chain pointer is in %rdi, the first pointer in %rsi, the last pointer in %rdx and %rcx holding 1=BUSY. <text:s/>We pause, and then repeat the exchange. <text:s/>If the result is not one, we continue processing at TfGrowGrow1 having obtained the mutex. <text:s/>Otherwise we continue in the spinlock (by jumping to TfGrowGrow2) until it is available.</text:span></text:p>
      <text:p text:style-name="P67"/>
      <text:p text:style-name="P46"><text:span text:style-name="T59">uint8_t TfBMLock(uint8_t * bm)</text:span><text:span text:style-name="T21"> does the extraction of *bm, taking account of the mutex in the bit of value 1, and the “terminal” bit of value 2. <text:s/>The routine starts with the address of the BM in %rdi. <text:s/>The first step is simply to fetch the value from (%rdi) into %al. <text:s/>This is not locked, so it may change in the meantime.</text:span></text:p>
      <text:p text:style-name="P46">TfBMLock1<text:span text:style-name="T21"> has the address of the bm in %rdi and the value fetched from it in %al. <text:s/>If the mutex bit (value 1) is set, we simply pause and then try again. <text:s/>If the terminal bit is set, the value will never change and so we can simply return it, all without any locking. <text:s/>If the terminal bit is not set, however, we proceed to TfBMLock3 for the more complicated processing.</text:span></text:p>
      <text:p text:style-name="P46">TfBMLock2<text:span text:style-name="T21"> is the pause, after which we restart the whole procedure with %rdi as the only register in use – containing the pointer to the bm.</text:span></text:p>
      <text:p text:style-name="P46">TfBMLock3<text:span text:style-name="T21"> is the heart of the matter. <text:s/>%al contains the old value of *bm or (%rdi) but remember it may have changed in the meantime. <text:s/>In any case we prepare in the hopes that it is unchanged. <text:s/>We copy it to %cl and set the mutex bit, and then do the lock cmpxchg. <text:s/>This stores </text:span><text:soft-page-break/><text:span text:style-name="T21">%cl into the variable if its value is still %al, and otherwise sets a “ne” status to indicate failure. <text:s/>If the store did not succeed, it reloads %al from the memory location so we can proceed at TfBMLock1. <text:s/>Otherwise we simply return, having obtained the mutex and put the old status in the return register %al.</text:span></text:p>
      <text:p text:style-name="P67"/>
      <text:p text:style-name="P47"><text:span text:style-name="T59">uint8_t TfBM</text:span><text:span text:style-name="T66">Unl</text:span><text:span text:style-name="T59">ock(uint8_t * bm, </text:span><text:span text:style-name="T66">uint8_t val</text:span><text:span text:style-name="T59">)</text:span><text:span text:style-name="T21"> </text:span><text:span text:style-name="T46">starts with %rdi pointing to the bm, and %rsi</text:span><text:span text:style-name="T21"> </text:span><text:span text:style-name="T47">containing the (byte, promoted to a long) value to be stored. <text:s/>The routine simple stores %sil (the last byte of %rsi) into (%rdi) and returns.</text:span></text:p>
      <text:p text:style-name="P73"/>
      <text:p text:style-name="P75"><text:span text:style-name="T59">void TfAppend(uint64_t * list, uint64_t new)</text:span><text:span text:style-name="T21"> starts with %rdi as the pointer to the list, and %rsi as the new 64-bit value to be put in, <text:s/>It uses the first item (the count of objects in the list) as the lock, and the value -1 is used as BUSY here. <text:s/>The routine starts, therefore, by loading -1 into %rax, and swapping it (xchg - implicit lock) with the counter at *list</text:span><text:span text:style-name="T29"> = (%rdi)</text:span><text:span text:style-name="T21"> <text:s/>If the value coming out is also -1, a jump is made to TfAppend2 to wait until it is not busy.</text:span></text:p>
      <text:p text:style-name="P75">TfAppend1.<text:span text:style-name="T21"> <text:s/>%rax contains the counter, %rdi the list pointer and %rsi the new value.</text:span></text:p>
      <text:p text:style-name="P74">The number on the list is first incremented, and then the new value for the list is put in place - %rdi (list) + 8 * %rax (counter).<text:span text:style-name="T55"> <text:s/></text:span>The updated counter is then put back at the first position in the list, releasing the lock.<text:span text:style-name="T55"> <text:s/>Notice that these two instructions need to be in that order, as otherwise the unlocked data might be accessed before it is ready.</text:span> <text:s text:c="3"/>A return is then made - the value in %rax is undefined<text:span text:style-name="T55"> as the routine has no return alue.</text:span></text:p>
      <text:p text:style-name="P75">TfAppend2.<text:span text:style-name="T21"> <text:s/>This is the standard spinlock, including the pause to ensure it doesn't do to much speculative work, then re-fetching the counter. <text:s/>If this is not -1, we have the counter and can proceed to TfAppend1. <text:s/>Otherwise we continue the spinlock at TfAppend2.</text:span></text:p>
      <text:p text:style-name="P75"/>
      <text:p text:style-name="P76"><text:span text:style-name="T67">void</text:span><text:span text:style-name="T59"> Tf</text:span><text:span text:style-name="T64">Pause</text:span><text:span text:style-name="T59">(long </text:span><text:span text:style-name="T64">wait</text:span><text:span text:style-name="T59">)</text:span> <text:span text:style-name="T21">starts w</text:span><text:span text:style-name="T30">ith the loop count in %rdi. <text:s/>It executes a pause instruction, subtracts 1 from wait, and if this is not now zero, goes round again. <text:s/>It then returns to the caller. <text:s/>There is no return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9-21T12:51:09.559047320</dc:date>
    <meta:editing-duration>P4DT1H9M1S</meta:editing-duration>
    <meta:editing-cycles>429</meta:editing-cycles>
    <meta:generator>LibreOffice/5.1.6.2$Linux_X86_64 LibreOffice_project/10m0$Build-2</meta:generator>
    <meta:printed-by>User </meta:printed-by>
    <meta:print-date>2012-07-06T16:23:45</meta:print-date>
    <meta:document-statistic meta:table-count="0" meta:image-count="0" meta:object-count="0" meta:page-count="9" meta:paragraph-count="81" meta:word-count="4821" meta:character-count="26465" meta:non-whitespace-character-count="21506"/>
  </office:meta>
</office:document-meta>
</file>